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style:page-number="auto"/>
      <style:text-properties officeooo:paragraph-rsid="085ced44"/>
    </style:style>
    <style:style style:name="P2" style:family="paragraph" style:parent-style-name="Text_20_body">
      <style:text-properties officeooo:paragraph-rsid="085ced44"/>
    </style:style>
    <style:style style:name="T1" style:family="text">
      <style:text-properties fo:font-variant="normal" fo:text-transform="none" fo:color="#000000" style:text-line-through-style="none" style:text-line-through-type="none" style:font-name="Monospace" fo:font-size="11pt" fo:letter-spacing="normal" fo:language="en" fo:country="IN" fo:font-style="normal" style:text-underline-style="none" fo:font-weight="normal" officeooo:rsid="085ced44" style:letter-kerning="true" style:text-blinking="fals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 loext:padding="0.049cm" loext:border="0.06pt solid #ddddd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[] Well, i wanted to know more about heap and stack and how are they used and managed in other programming languages and in my short 15 mins reserach I stumbled upon a lot of interesting stuff which ranges from garbage collection to other memory management things. Since, this was not a scheduled reserach, for now, I’m just bookmarking all the interesting URL’s that I’ve come across.</text:span></text:span></text:p>
      <text:p text:style-name="P2"><text:span text:style-name="Source_20_Text"><text:span text:style-name="T1">[] Would want to take some time and dig deep into these later at an scheduled time.</text:span></text:span></text:p>
      <text:p text:style-name="P2"><text:span text:style-name="Source_20_Text"><text:span text:style-name="T1"/></text:span></text:p>
      <text:p text:style-name="P2"><text:a xlink:type="simple" xlink:href="https://www.gribblelab.org/CBootCamp/7_Memory_Stack_vs_Heap.html" text:style-name="Internet_20_link" text:visited-style-name="Visited_20_Internet_20_Link"><text:span text:style-name="Source_20_Text"><text:span text:style-name="T1">https://www.gribblelab.org/CBootCamp/7_Memory_Stack_vs_Heap.html</text:span></text:span></text:a></text:p>
      <text:p text:style-name="P2"><text:a xlink:type="simple" xlink:href="https://en.wikipedia.org/wiki/Region-based_memory_management" text:style-name="Internet_20_link" text:visited-style-name="Visited_20_Internet_20_Link"><text:span text:style-name="Source_20_Text"><text:span text:style-name="T1">https://en.wikipedia.org/wiki/Region-based_memory_management</text:span></text:span></text:a></text:p>
      <text:p text:style-name="P2"><text:a xlink:type="simple" xlink:href="https://www.memorymanagement.org/mmref/lang.html" text:style-name="Internet_20_link" text:visited-style-name="Visited_20_Internet_20_Link"><text:span text:style-name="Source_20_Text"><text:span text:style-name="T1">https://www.memorymanagement.org/mmref/lang.html</text:span></text:span></text:a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19-10-10T10:54:40.233438637</dc:date>
    <meta:editing-cycles>1718</meta:editing-cycles>
    <meta:editing-duration>P7DT4H49M36S</meta:editing-duration>
    <meta:generator>LibreOffice/6.0.7.3$Linux_X86_64 LibreOffice_project/00m0$Build-3</meta:generator>
    <meta:document-statistic meta:table-count="0" meta:image-count="0" meta:object-count="0" meta:page-count="1" meta:paragraph-count="5" meta:word-count="87" meta:character-count="640" meta:non-whitespace-character-count="558"/>
  </office:meta>
</office:document-meta>
</file>